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52B4C1198C9C0D3DB74.jpg" manifest:media-type="image/jpeg"/>
  <manifest:file-entry manifest:full-path="Pictures/10000001000005DC000003E83107B015CB267BB9.png" manifest:media-type="image/png"/>
  <manifest:file-entry manifest:full-path="Pictures/1000000100000C26000003A9B7C8C7A7E38504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adornments="Normal" style:font-family-generic="script" style:font-pitch="variable"/>
    <style:font-face style:name="Papyrus1" svg:font-family="Papyrus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Papyrus" fo:font-size="44pt"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T1" style:family="text">
      <style:text-properties style:font-name="Papyrus" fo:font-size="44pt" fo:font-weight="bold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27.65cm" svg:height="15.918cm" svg:x="1.05cm" svg:y="1.082cm">
            <draw:image xlink:href="Pictures/1000000000000A000000052B4C1198C9C0D3DB74.jpg" xlink:type="simple" xlink:show="embed" xlink:actuate="onLoad" draw:mime-type="image/jpeg">
              <text:p/>
            </draw:image>
          </draw:frame>
          <draw:frame draw:style-name="gr1" draw:text-style-name="P1" draw:layer="layout" svg:width="2.492cm" svg:height="1.661cm" svg:x="26.008cm" svg:y="15.089cm">
            <draw:image xlink:href="Pictures/10000001000005DC000003E83107B015CB267BB9.png" xlink:type="simple" xlink:show="embed" xlink:actuate="onLoad" draw:mime-type="image/png">
              <text:p/>
            </draw:image>
          </draw:frame>
          <draw:frame draw:style-name="gr2" draw:text-style-name="P2" draw:layer="layout" svg:width="8.75cm" svg:height="2.694cm" svg:x="20.1cm" svg:y="1.106cm">
            <draw:text-box>
              <text:p><text:span text:style-name="T1">CRMSys</text:span></text:p>
            </draw:text-box>
          </draw:frame>
          <draw:frame draw:style-name="gr1" draw:text-style-name="P1" draw:layer="layout" svg:width="3.772cm" svg:height="1.136cm" svg:x="1.228cm" svg:y="15.614cm">
            <draw:image xlink:href="Pictures/1000000100000C26000003A9B7C8C7A7E385047C.png" xlink:type="simple" xlink:show="embed" xlink:actuate="onLoad" draw:mime-type="image/png">
              <text:p/>
            </draw:image>
          </draw:frame>
          <draw:frame draw:style-name="gr3" draw:text-style-name="P3" draw:layer="layout" svg:width="27.7cm" svg:height="1.45cm" svg:x="1cm" svg:y="17.05cm">
            <draw:text-box>
              <text:p><text:span text:style-name="T2"><text:s/></text:span><text:span text:style-name="T2">Sistema Integrado de Mensageria, Marketing e C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pyrus" svg:font-family="Papyrus" style:font-adornments="Normal" style:font-family-generic="script" style:font-pitch="variable"/>
    <style:font-face style:name="Papyrus1" svg:font-family="Papyrus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8a202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9T08:46:46.652000000</dc:date>
    <meta:editing-duration>PT25M17S</meta:editing-duration>
    <meta:editing-cycles>7</meta:editing-cycles>
    <meta:generator>LibreOffice/7.3.2.2$Windows_X86_64 LibreOffice_project/49f2b1bff42cfccbd8f788c8dc32c1c309559be0</meta:generator>
    <meta:document-statistic meta:object-count="6"/>
  </office:meta>
</office:document-meta>
</file>